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hofg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eidlerstr. 3 ggü /Flöß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utbuser Weg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exander-Herzen-Straße 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üterbahnhof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rauhaus 9 ggü /Bautzen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ürstenhainer Str. / Kötzschenbrod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mmatzscher Str.  10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nsenstraße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pziger Straße 1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Matzke-Straße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saer Str.3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öbelner Str. 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beinstraße 111 /Thomae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ßner Str. 4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XXL Spitzgrundwe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Morit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Rade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spital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usaer Straße 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Liebknechts-Straße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Wetterwarte 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nzstraße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tocker Straße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tocker 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hrener 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